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le.Handle( final int tag , final String owner , final String name , final String descriptor , final boolean isInter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andl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.get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.Handle( final int tag , final String owner , final String name , final String 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andle.is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.getOw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.equals( final Object objec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andle.getDe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